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400000040D898AE4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554cm" fo:min-width="0.908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66cm" fo:min-width="1.895cm" loext:decorative="false"/>
    </style:style>
    <style:style style:name="gr5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.317cm" fo:min-width="4.268cm" fo:padding-top="0.231cm" fo:padding-bottom="0.231cm" fo:padding-left="0.356cm" fo:padding-right="0.356cm" loext:decorative="false"/>
    </style:style>
    <style:style style:name="gr6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4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Linux Biolinum 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frame draw:style-name="gr2" draw:text-style-name="P1" draw:layer="layout" svg:width="12.036cm" svg:height="4.82cm" svg:x="2.597cm" svg:y="0.376cm">
              <draw:image xlink:href="Pictures/1000000100000B400000040D898AE4E5.png" xlink:type="simple" xlink:show="embed" xlink:actuate="onLoad" draw:mime-type="image/png">
                <text:p/>
              </draw:image>
            </draw:frame>
            <draw:custom-shape draw:style-name="gr3" draw:text-style-name="P2" draw:layer="layout" svg:width="1.408cm" svg:height="3.804cm" svg:x="2.568cm" svg:y="0.86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395cm" svg:height="2.91cm" svg:x="11.419cm" svg:y="1.20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8.89cm" svg:height="3.175cm" draw:transform="rotate (1.5707963267949) translate (11.14cm 9.32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6" draw:text-style-name="P3" draw:layer="layout" svg:x1="4.155cm" svg:y1="6.853cm" svg:x2="11.14cm" svg:y2="6.853cm">
            <text:p/>
          </draw:line>
          <draw:line draw:style-name="gr6" draw:text-style-name="P3" draw:layer="layout" svg:x1="12.828cm" svg:y1="11.546cm" svg:x2="12.828cm" svg:y2="8.053cm">
            <text:p/>
          </draw:line>
          <draw:line draw:style-name="gr6" draw:text-style-name="P3" draw:layer="layout" svg:x1="14.356cm" svg:y1="4.853cm" svg:x2="17.173cm" svg:y2="4.853cm">
            <text:p/>
          </draw:line>
        </draw:g>
        <draw:frame draw:style-name="gr7" draw:text-style-name="P5" draw:layer="layout" svg:width="4.762cm" svg:height="1.699cm" svg:x="0.028cm" svg:y="0.693cm">
          <draw:text-box>
            <text:p text:style-name="P4"><text:span text:style-name="T1">taps_0</text:span></text:p>
          </draw:text-box>
        </draw:frame>
        <draw:frame draw:style-name="gr7" draw:text-style-name="P5" draw:layer="layout" svg:width="4.762cm" svg:height="1.699cm" svg:x="0.028cm" svg:y="2.694cm">
          <draw:text-box>
            <text:p text:style-name="P4"><text:span text:style-name="T1">taps_1</text:span></text:p>
          </draw:text-box>
        </draw:frame>
        <draw:frame draw:style-name="gr7" draw:text-style-name="P5" draw:layer="layout" svg:width="4.762cm" svg:height="1.699cm" svg:x="0.028cm" svg:y="5.995cm">
          <draw:text-box>
            <text:p text:style-name="P4"><text:span text:style-name="T1">load</text:span></text:p>
          </draw:text-box>
        </draw:frame>
        <draw:frame draw:style-name="gr7" draw:text-style-name="P5" draw:layer="layout" svg:width="4.762cm" svg:height="1.699cm" svg:x="17.228cm" svg:y="3.996cm">
          <draw:text-box>
            <text:p text:style-name="P4"><text:span text:style-name="T1">genBit</text:span></text:p>
          </draw:text-box>
        </draw:frame>
        <draw:frame draw:style-name="gr7" draw:text-style-name="P5" draw:layer="layout" svg:width="4.762cm" svg:height="1.699cm" svg:x="10.428cm" svg:y="11.397cm">
          <draw:text-box>
            <text:p text:style-name="P4"><text:span text:style-name="T1">loadIt</text:span></text:p>
          </draw:text-box>
        </draw:frame>
        <draw:frame draw:style-name="gr8" draw:text-style-name="P5" draw:layer="layout" svg:width="1.182cm" svg:height="1.699cm" svg:x="11.228cm" svg:y="1.698cm">
          <draw:text-box>
            <text:p text:style-name="P4"><text:span text:style-name="T1">1</text:span></text:p>
          </draw:text-box>
        </draw:frame>
        <draw:frame draw:style-name="gr8" draw:text-style-name="P5" draw:layer="layout" svg:width="1.182cm" svg:height="1.699cm" svg:x="11.228cm" svg:y="5.999cm">
          <draw:text-box>
            <text:p text:style-name="P4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21:01.560710462</meta:creation-date>
    <dc:date>2025-02-20T17:31:45.994203549</dc:date>
    <meta:editing-duration>PT10M44S</meta:editing-duration>
    <meta:editing-cycles>2</meta:editing-cycles>
    <meta:generator>LibreOffice/24.2.7.2$Linux_X86_64 LibreOffice_project/420$Build-2</meta:generator>
    <meta:document-statistic meta:object-count="16"/>
  </office:meta>
</office:document-meta>
</file>